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objectwithoutfill">
      <style:graphic-properties svg:stroke-width="0.028cm" svg:stroke-color="#ff0000" draw:marker-start-width="0.242cm" draw:marker-end="Arrow" draw:marker-end-width="0.342cm" draw:fill="solid" draw:textarea-vertical-align="middle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1.188cm" fo:min-width="6.326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0.62cm" fo:min-width="1.448cm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02cm"/>
      <style:paragraph-properties style:writing-mode="lr-tb"/>
    </style:style>
    <style:style style:name="gr9" style:family="graphic" style:parent-style-name="standard">
      <style:graphic-properties svg:stroke-width="0.028cm" svg:stroke-color="#00a933" draw:marker-start-width="0.242cm" draw:marker-end-width="0.242cm" draw:fill="none" draw:textarea-horizontal-align="justify" draw:textarea-vertical-align="middle" draw:auto-grow-height="false" fo:min-height="2.596cm" fo:min-width="6.298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a933" draw:marker-start-width="0.242cm" draw:marker-end-width="0.242cm" draw:fill="none" draw:textarea-horizontal-align="justify" draw:textarea-vertical-align="middle" draw:auto-grow-height="false" fo:min-height="0.8cm" fo:min-width="1.448cm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28cm" svg:stroke-color="#00a933" draw:marker-start-width="0.242cm" draw:marker-end="Arrow" draw:marker-end-width="0.342cm" draw:fill="solid" draw:textarea-vertical-align="middle" fo:padding-top="0.139cm" fo:padding-bottom="0.139cm" fo:padding-left="0.264cm" fo:padding-right="0.264cm"/>
      <style:paragraph-properties style:writing-mode="lr-tb"/>
    </style:style>
    <style:style style:name="gr12" style:family="graphic" style:parent-style-name="standard">
      <style:graphic-properties svg:stroke-width="0.028cm" svg:stroke-color="#800080" draw:marker-start-width="0.242cm" draw:marker-end-width="0.242cm" draw:fill="none" draw:textarea-horizontal-align="justify" draw:textarea-vertical-align="middle" draw:auto-grow-height="false" fo:min-height="2.596cm" fo:min-width="6.298cm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800080" draw:marker-start-width="0.242cm" draw:marker-end-width="0.242cm" draw:fill="none" draw:textarea-horizontal-align="justify" draw:textarea-vertical-align="middle" draw:auto-grow-height="false" fo:min-height="0.8cm" fo:min-width="1.448cm" fo:padding-top="0.139cm" fo:padding-bottom="0.139cm" fo:padding-left="0.264cm" fo:padding-right="0.264cm"/>
    </style:style>
    <style:style style:name="gr14" style:family="graphic" style:parent-style-name="objectwithoutfill">
      <style:graphic-properties svg:stroke-width="0.028cm" svg:stroke-color="#800080" draw:marker-start-width="0.242cm" draw:marker-end="Arrow" draw:marker-end-width="0.342cm" draw:fill="solid" draw:textarea-vertical-align="middle" fo:padding-top="0.139cm" fo:padding-bottom="0.139cm" fo:padding-left="0.264cm" fo:padding-right="0.26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00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00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64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11.8cm"/>
      <style:paragraph-properties style:writing-mode="lr-tb"/>
    </style:style>
    <style:style style:name="gr24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4.212cm" fo:min-width="6.298cm" fo:padding-top="0.139cm" fo:padding-bottom="0.139cm" fo:padding-left="0.264cm" fo:padding-right="0.264cm"/>
    </style:style>
    <style:style style:name="gr25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2.238cm" fo:min-width="1.988cm" fo:padding-top="0.139cm" fo:padding-bottom="0.139cm" fo:padding-left="0.264cm" fo:padding-right="0.26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27" style:family="graphic" style:parent-style-name="standard">
      <style:graphic-properties svg:stroke-width="0.028cm" svg:stroke-color="#00a933" draw:marker-start-width="0.242cm" draw:marker-end-width="0.242cm" draw:fill="none" draw:textarea-horizontal-align="justify" draw:textarea-vertical-align="middle" draw:auto-grow-height="false" fo:min-height="4.932cm" fo:min-width="6.298cm" fo:padding-top="0.139cm" fo:padding-bottom="0.139cm" fo:padding-left="0.264cm" fo:padding-right="0.264cm"/>
    </style:style>
    <style:style style:name="gr28" style:family="graphic" style:parent-style-name="standard">
      <style:graphic-properties svg:stroke-width="0.028cm" svg:stroke-color="#00a933" draw:marker-start-width="0.242cm" draw:marker-end-width="0.242cm" draw:fill="none" draw:textarea-horizontal-align="justify" draw:textarea-vertical-align="middle" draw:auto-grow-height="false" fo:min-height="2.238cm" fo:min-width="1.988cm" fo:padding-top="0.139cm" fo:padding-bottom="0.139cm" fo:padding-left="0.264cm" fo:padding-right="0.264cm"/>
    </style:style>
    <style:style style:name="gr29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434cm" fo:min-width="2.496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562cm" fo:min-width="0.972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13cm" fo:min-width="0.21cm" fo:padding-top="0.151cm" fo:padding-bottom="0.151cm" fo:padding-left="0.276cm" fo:padding-right="0.276cm"/>
    </style:style>
    <style:style style:name="pr1" style:family="presentation" style:parent-style-name="Default-title">
      <style:graphic-properties draw:auto-grow-height="true" fo:min-height="2.18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/>
      <style:paragraph-properties fo:margin-top="0cm" fo:margin-bottom="0cm" fo:text-align="center" style:writing-mode="lr-tb"/>
      <style:text-properties fo:color="#ff0000"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  <style:text-properties fo:color="#ff0000"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ff0000" fo:font-size="14pt" style:font-size-asian="14pt" style:font-size-complex="14pt"/>
    </style:style>
    <style:style style:name="P9" style:family="paragraph">
      <loext:graphic-properties draw:fill="solid"/>
      <style:paragraph-properties fo:text-align="center" style:writing-mode="lr-tb"/>
      <style:text-properties fo:color="#00a933" fo:font-size="14pt" style:font-size-asian="14pt" style:font-size-complex="14pt"/>
    </style:style>
    <style:style style:name="P10" style:family="paragraph">
      <loext:graphic-properties draw:fill="none" draw:fill-color="#ffffff"/>
      <style:paragraph-properties style:writing-mode="lr-tb"/>
      <style:text-properties fo:color="#00a933" fo:font-size="14pt" style:font-size-asian="14pt" style:font-size-complex="14pt"/>
    </style:style>
    <style:style style:name="P11" style:family="paragraph">
      <loext:graphic-properties draw:fill="solid"/>
      <style:paragraph-properties fo:text-align="center" style:writing-mode="lr-tb"/>
      <style:text-properties fo:color="#800080"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color="#800080" fo:font-size="14pt" style:font-size-asian="14pt" style:font-size-complex="14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style:text-properties fo:font-size="14pt"/>
    </style:style>
    <style:style style:name="P17" style:family="paragraph">
      <loext:graphic-properties draw:fill="none" draw:fill-color="#ffffff"/>
      <style:paragraph-properties style:writing-mode="lr-tb"/>
      <style:text-properties fo:font-size="14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0000" fo:font-size="14pt" style:font-size-asian="14pt" style:font-size-complex="14pt"/>
    </style:style>
    <style:style style:name="T3" style:family="text">
      <style:text-properties fo:color="#00a933" fo:font-size="14pt" style:font-size-asian="14pt" style:font-size-complex="14pt"/>
    </style:style>
    <style:style style:name="T4" style:family="text">
      <style:text-properties fo:color="#800080"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9.43cm" svg:height="2.189cm" svg:x="1.079cm" svg:y="1.113cm" presentation:class="title" presentation:user-transformed="true">
          <draw:text-box>
            <text:p><text:span text:style-name="T1">S</text:span><text:span text:style-name="T1">n</text:span><text:span text:style-name="T1">o</text:span><text:span text:style-name="T1">w</text:span><text:span text:style-name="T1">fl</text:span><text:span text:style-name="T1">a</text:span><text:span text:style-name="T1">k</text:span><text:span text:style-name="T1">e </text:span><text:span text:style-name="T1">S</text:span><text:span text:style-name="T1">id</text:span><text:span text:style-name="T1">e</text:span></text:p>
          </draw:text-box>
        </draw:frame>
        <draw:frame draw:style-name="gr1" draw:text-style-name="P2" draw:layer="layout" svg:width="2.542cm" svg:height="0.962cm" svg:x="2.032cm" svg:y="7.112cm">
          <draw:text-box>
            <text:p xml:id="id32" text:id="id32">Level 0</text:p>
          </draw:text-box>
        </draw:frame>
        <draw:polyline draw:style-name="gr2" draw:text-style-name="P3" xml:id="id33" draw:id="id33" draw:layer="layout" svg:width="7.619cm" svg:height="0cm" svg:x="7.62cm" svg:y="7.62cm" svg:viewBox="0 0 7620 0" draw:points="0,0 7620,0">
          <text:p/>
        </draw:polyline>
        <draw:frame draw:style-name="gr1" draw:text-style-name="P2" draw:layer="layout" svg:width="2.542cm" svg:height="0.962cm" svg:x="2.032cm" svg:y="11.738cm">
          <draw:text-box>
            <text:p xml:id="id34" text:id="id34">Level 1</text:p>
          </draw:text-box>
        </draw:frame>
        <draw:polyline draw:style-name="gr2" draw:text-style-name="P4" xml:id="id35" draw:id="id35" draw:layer="layout" svg:width="2.539cm" svg:height="0cm" svg:x="7.62cm" svg:y="12.36cm" svg:viewBox="0 0 2540 0" draw:points="0,0 2540,0">
          <text:p><text:span text:style-name="T2"/></text:p>
        </draw:polyline>
        <draw:polyline draw:style-name="gr3" draw:text-style-name="P6" xml:id="id37" draw:id="id37" draw:layer="layout" svg:width="2.539cm" svg:height="0cm" svg:x="12.7cm" svg:y="12.36cm" svg:viewBox="0 0 2540 0" draw:points="0,0 2540,0">
          <text:p text:style-name="P5"><text:span text:style-name="T2">4</text:span></text:p>
          <text:p text:style-name="P5"><text:span text:style-name="T2"/></text:p>
        </draw:polyline>
        <draw:polyline draw:style-name="gr3" draw:text-style-name="P6" xml:id="id38" draw:id="id38" draw:layer="layout" svg:width="1.269cm" svg:height="2.199cm" svg:x="10.16cm" svg:y="10.16cm" svg:viewBox="0 0 1270 2200" draw:points="0,2200 1270,0">
          <text:p text:style-name="P5"><text:span text:style-name="T2">2</text:span></text:p>
          <text:p text:style-name="P5"><text:span text:style-name="T2"/></text:p>
        </draw:polyline>
        <draw:polyline draw:style-name="gr3" draw:text-style-name="P6" xml:id="id39" draw:id="id39" draw:layer="layout" svg:width="1.269cm" svg:height="2.199cm" svg:x="11.43cm" svg:y="10.16cm" svg:viewBox="0 0 1270 2200" draw:points="0,0 1270,2200">
          <text:p text:style-name="P5"><text:span text:style-name="T2">3</text:span></text:p>
          <text:p text:style-name="P5"><text:span text:style-name="T2"/></text:p>
        </draw:polyline>
        <draw:frame draw:style-name="gr1" draw:text-style-name="P2" draw:layer="layout" svg:width="2.542cm" svg:height="0.962cm" svg:x="2.032cm" svg:y="16.564cm">
          <draw:text-box>
            <text:p xml:id="id42" text:id="id42">Level 2</text:p>
          </draw:text-box>
        </draw:frame>
        <draw:g xml:id="id43" draw:id="id43">
          <draw:line draw:style-name="gr2" draw:text-style-name="P3" draw:layer="layout" svg:x1="7.622cm" svg:y1="17.185cm" svg:x2="8.469cm" svg:y2="17.185cm">
            <text:p/>
          </draw:line>
          <draw:line draw:style-name="gr2" draw:text-style-name="P3" draw:layer="layout" svg:x1="9.315cm" svg:y1="17.185cm" svg:x2="10.162cm" svg:y2="17.185cm">
            <text:p/>
          </draw:line>
          <draw:line draw:style-name="gr2" draw:text-style-name="P3" draw:layer="layout" svg:x1="8.469cm" svg:y1="17.185cm" svg:x2="8.892cm" svg:y2="16.474cm">
            <text:p/>
          </draw:line>
          <draw:line draw:style-name="gr2" draw:text-style-name="P3" draw:layer="layout" svg:x1="8.892cm" svg:y1="16.474cm" svg:x2="9.315cm" svg:y2="17.185cm">
            <text:p/>
          </draw:line>
        </draw:g>
        <draw:g xml:id="id45" draw:id="id45">
          <draw:line draw:style-name="gr2" draw:text-style-name="P3" draw:layer="layout" svg:x1="10.162cm" svg:y1="17.185cm" svg:x2="10.585cm" svg:y2="16.452cm">
            <text:p/>
          </draw:line>
          <draw:line draw:style-name="gr2" draw:text-style-name="P3" draw:layer="layout" svg:x1="11.009cm" svg:y1="15.719cm" svg:x2="11.432cm" svg:y2="14.986cm">
            <text:p/>
          </draw:line>
          <draw:line draw:style-name="gr2" draw:text-style-name="P3" draw:layer="layout" svg:x1="10.586cm" svg:y1="16.452cm" svg:x2="10.182cm" svg:y2="15.73cm">
            <text:p/>
          </draw:line>
          <draw:line draw:style-name="gr2" draw:text-style-name="P3" draw:layer="layout" svg:x1="10.182cm" svg:y1="15.73cm" svg:x2="11.009cm" svg:y2="15.719cm">
            <text:p/>
          </draw:line>
        </draw:g>
        <draw:g xml:id="id46" draw:id="id46">
          <draw:line draw:style-name="gr2" draw:text-style-name="P3" draw:layer="layout" svg:x1="11.432cm" svg:y1="14.986cm" svg:x2="11.855cm" svg:y2="15.719cm">
            <text:p/>
          </draw:line>
          <draw:line draw:style-name="gr2" draw:text-style-name="P3" draw:layer="layout" svg:x1="12.278cm" svg:y1="16.453cm" svg:x2="12.701cm" svg:y2="17.186cm">
            <text:p/>
          </draw:line>
          <draw:line draw:style-name="gr2" draw:text-style-name="P3" draw:layer="layout" svg:x1="11.855cm" svg:y1="15.719cm" svg:x2="12.682cm" svg:y2="15.73cm">
            <text:p/>
          </draw:line>
          <draw:line draw:style-name="gr2" draw:text-style-name="P3" draw:layer="layout" svg:x1="12.682cm" svg:y1="15.731cm" svg:x2="12.278cm" svg:y2="16.453cm">
            <text:p/>
          </draw:line>
        </draw:g>
        <draw:g xml:id="id47" draw:id="id47">
          <draw:line draw:style-name="gr2" draw:text-style-name="P3" draw:layer="layout" svg:x1="12.702cm" svg:y1="17.185cm" svg:x2="13.549cm" svg:y2="17.185cm">
            <text:p/>
          </draw:line>
          <draw:line draw:style-name="gr2" draw:text-style-name="P3" draw:layer="layout" svg:x1="14.395cm" svg:y1="17.185cm" svg:x2="15.242cm" svg:y2="17.185cm">
            <text:p/>
          </draw:line>
          <draw:line draw:style-name="gr2" draw:text-style-name="P3" draw:layer="layout" svg:x1="13.549cm" svg:y1="17.185cm" svg:x2="13.972cm" svg:y2="16.474cm">
            <text:p/>
          </draw:line>
          <draw:line draw:style-name="gr2" draw:text-style-name="P3" draw:layer="layout" svg:x1="13.972cm" svg:y1="16.474cm" svg:x2="14.395cm" svg:y2="17.185cm">
            <text:p/>
          </draw:line>
        </draw:g>
        <draw:frame draw:style-name="gr4" draw:text-style-name="P2" draw:layer="layout" svg:width="2.542cm" svg:height="0.962cm" svg:x="2.032cm" svg:y="21.355cm">
          <draw:text-box>
            <text:p xml:id="id49" text:id="id49">Level 3</text:p>
          </draw:text-box>
        </draw:frame>
        <draw:g xml:id="id50" draw:id="id50">
          <draw:g>
            <draw:line draw:style-name="gr2" draw:text-style-name="P3" draw:layer="layout" svg:x1="7.62cm" svg:y1="22.012cm" svg:x2="7.902cm" svg:y2="22.012cm">
              <text:p/>
            </draw:line>
            <draw:line draw:style-name="gr2" draw:text-style-name="P3" draw:layer="layout" svg:x1="8.184cm" svg:y1="22.012cm" svg:x2="8.466cm" svg:y2="22.012cm">
              <text:p/>
            </draw:line>
            <draw:line draw:style-name="gr2" draw:text-style-name="P3" draw:layer="layout" svg:x1="7.902cm" svg:y1="22.012cm" svg:x2="8.043cm" svg:y2="21.782cm">
              <text:p/>
            </draw:line>
            <draw:line draw:style-name="gr2" draw:text-style-name="P3" draw:layer="layout" svg:x1="8.043cm" svg:y1="21.782cm" svg:x2="8.184cm" svg:y2="22.012cm">
              <text:p/>
            </draw:line>
          </draw:g>
          <draw:g>
            <draw:line draw:style-name="gr2" draw:text-style-name="P3" draw:layer="layout" svg:x1="8.467cm" svg:y1="22.012cm" svg:x2="8.608cm" svg:y2="21.775cm">
              <text:p/>
            </draw:line>
            <draw:line draw:style-name="gr2" draw:text-style-name="P3" draw:layer="layout" svg:x1="8.749cm" svg:y1="21.538cm" svg:x2="8.89cm" svg:y2="21.301cm">
              <text:p/>
            </draw:line>
            <draw:line draw:style-name="gr2" draw:text-style-name="P3" draw:layer="layout" svg:x1="8.608cm" svg:y1="21.774cm" svg:x2="8.473cm" svg:y2="21.541cm">
              <text:p/>
            </draw:line>
            <draw:line draw:style-name="gr2" draw:text-style-name="P3" draw:layer="layout" svg:x1="8.473cm" svg:y1="21.542cm" svg:x2="8.749cm" svg:y2="21.538cm">
              <text:p/>
            </draw:line>
          </draw:g>
          <draw:g>
            <draw:line draw:style-name="gr2" draw:text-style-name="P3" draw:layer="layout" svg:x1="8.89cm" svg:y1="21.301cm" svg:x2="9.031cm" svg:y2="21.538cm">
              <text:p/>
            </draw:line>
            <draw:line draw:style-name="gr2" draw:text-style-name="P3" draw:layer="layout" svg:x1="9.172cm" svg:y1="21.775cm" svg:x2="9.313cm" svg:y2="22.012cm">
              <text:p/>
            </draw:line>
            <draw:line draw:style-name="gr2" draw:text-style-name="P3" draw:layer="layout" svg:x1="9.031cm" svg:y1="21.538cm" svg:x2="9.307cm" svg:y2="21.542cm">
              <text:p/>
            </draw:line>
            <draw:line draw:style-name="gr2" draw:text-style-name="P3" draw:layer="layout" svg:x1="9.307cm" svg:y1="21.542cm" svg:x2="9.172cm" svg:y2="21.775cm">
              <text:p/>
            </draw:line>
          </draw:g>
          <draw:g>
            <draw:line draw:style-name="gr2" draw:text-style-name="P3" draw:layer="layout" svg:x1="9.313cm" svg:y1="22.012cm" svg:x2="9.595cm" svg:y2="22.012cm">
              <text:p/>
            </draw:line>
            <draw:line draw:style-name="gr2" draw:text-style-name="P3" draw:layer="layout" svg:x1="9.878cm" svg:y1="22.012cm" svg:x2="10.16cm" svg:y2="22.012cm">
              <text:p/>
            </draw:line>
            <draw:line draw:style-name="gr2" draw:text-style-name="P3" draw:layer="layout" svg:x1="9.596cm" svg:y1="22.012cm" svg:x2="9.737cm" svg:y2="21.782cm">
              <text:p/>
            </draw:line>
            <draw:line draw:style-name="gr2" draw:text-style-name="P3" draw:layer="layout" svg:x1="9.737cm" svg:y1="21.782cm" svg:x2="9.878cm" svg:y2="22.012cm">
              <text:p/>
            </draw:line>
          </draw:g>
        </draw:g>
        <draw:g xml:id="id52" draw:id="id52">
          <draw:g>
            <draw:line draw:style-name="gr2" draw:text-style-name="P3" draw:layer="layout" svg:x1="10.16cm" svg:y1="22.011cm" svg:x2="10.301cm" svg:y2="21.767cm">
              <text:p/>
            </draw:line>
            <draw:line draw:style-name="gr2" draw:text-style-name="P3" draw:layer="layout" svg:x1="10.442cm" svg:y1="21.522cm" svg:x2="10.583cm" svg:y2="21.278cm">
              <text:p/>
            </draw:line>
            <draw:line draw:style-name="gr2" draw:text-style-name="P3" draw:layer="layout" svg:x1="10.301cm" svg:y1="21.767cm" svg:x2="10.173cm" svg:y2="21.53cm">
              <text:p/>
            </draw:line>
            <draw:line draw:style-name="gr2" draw:text-style-name="P3" draw:layer="layout" svg:x1="10.173cm" svg:y1="21.53cm" svg:x2="10.443cm" svg:y2="21.523cm">
              <text:p/>
            </draw:line>
          </draw:g>
          <draw:g>
            <draw:line draw:style-name="gr2" draw:text-style-name="P3" draw:layer="layout" svg:x1="10.584cm" svg:y1="21.279cm" svg:x2="10.449cm" svg:y2="21.038cm">
              <text:p/>
            </draw:line>
            <draw:line draw:style-name="gr2" draw:text-style-name="P3" draw:layer="layout" svg:x1="10.315cm" svg:y1="20.797cm" svg:x2="10.18cm" svg:y2="20.556cm">
              <text:p/>
            </draw:line>
            <draw:line draw:style-name="gr2" draw:text-style-name="P3" draw:layer="layout" svg:x1="10.448cm" svg:y1="21.038cm" svg:x2="10.179cm" svg:y2="21.038cm">
              <text:p/>
            </draw:line>
            <draw:line draw:style-name="gr2" draw:text-style-name="P3" draw:layer="layout" svg:x1="10.179cm" svg:y1="21.038cm" svg:x2="10.314cm" svg:y2="20.797cm">
              <text:p/>
            </draw:line>
          </draw:g>
          <draw:g>
            <draw:line draw:style-name="gr2" draw:text-style-name="P3" draw:layer="layout" svg:x1="10.18cm" svg:y1="20.557cm" svg:x2="10.456cm" svg:y2="20.553cm">
              <text:p/>
            </draw:line>
            <draw:line draw:style-name="gr2" draw:text-style-name="P3" draw:layer="layout" svg:x1="10.731cm" svg:y1="20.549cm" svg:x2="11.007cm" svg:y2="20.545cm">
              <text:p/>
            </draw:line>
            <draw:line draw:style-name="gr2" draw:text-style-name="P3" draw:layer="layout" svg:x1="10.455cm" svg:y1="20.553cm" svg:x2="10.596cm" svg:y2="20.316cm">
              <text:p/>
            </draw:line>
            <draw:line draw:style-name="gr2" draw:text-style-name="P3" draw:layer="layout" svg:x1="10.596cm" svg:y1="20.316cm" svg:x2="10.731cm" svg:y2="20.549cm">
              <text:p/>
            </draw:line>
          </draw:g>
          <draw:g>
            <draw:line draw:style-name="gr2" draw:text-style-name="P3" draw:layer="layout" svg:x1="11.007cm" svg:y1="20.545cm" svg:x2="11.148cm" svg:y2="20.301cm">
              <text:p/>
            </draw:line>
            <draw:line draw:style-name="gr2" draw:text-style-name="P3" draw:layer="layout" svg:x1="11.289cm" svg:y1="20.056cm" svg:x2="11.43cm" svg:y2="19.812cm">
              <text:p/>
            </draw:line>
            <draw:line draw:style-name="gr2" draw:text-style-name="P3" draw:layer="layout" svg:x1="11.147cm" svg:y1="20.301cm" svg:x2="11.019cm" svg:y2="20.064cm">
              <text:p/>
            </draw:line>
            <draw:line draw:style-name="gr2" draw:text-style-name="P3" draw:layer="layout" svg:x1="11.019cm" svg:y1="20.063cm" svg:x2="11.289cm" svg:y2="20.056cm">
              <text:p/>
            </draw:line>
          </draw:g>
        </draw:g>
        <draw:g xml:id="id53" draw:id="id53">
          <draw:g>
            <draw:line draw:style-name="gr2" draw:text-style-name="P3" draw:layer="layout" svg:x1="11.43cm" svg:y1="19.812cm" svg:x2="11.571cm" svg:y2="20.056cm">
              <text:p/>
            </draw:line>
            <draw:line draw:style-name="gr2" draw:text-style-name="P3" draw:layer="layout" svg:x1="11.712cm" svg:y1="20.301cm" svg:x2="11.853cm" svg:y2="20.545cm">
              <text:p/>
            </draw:line>
            <draw:line draw:style-name="gr2" draw:text-style-name="P3" draw:layer="layout" svg:x1="11.571cm" svg:y1="20.056cm" svg:x2="11.841cm" svg:y2="20.063cm">
              <text:p/>
            </draw:line>
            <draw:line draw:style-name="gr2" draw:text-style-name="P3" draw:layer="layout" svg:x1="11.84cm" svg:y1="20.064cm" svg:x2="11.712cm" svg:y2="20.301cm">
              <text:p/>
            </draw:line>
          </draw:g>
          <draw:g>
            <draw:line draw:style-name="gr2" draw:text-style-name="P3" draw:layer="layout" svg:x1="11.853cm" svg:y1="20.545cm" svg:x2="12.129cm" svg:y2="20.549cm">
              <text:p/>
            </draw:line>
            <draw:line draw:style-name="gr2" draw:text-style-name="P3" draw:layer="layout" svg:x1="12.405cm" svg:y1="20.553cm" svg:x2="12.681cm" svg:y2="20.557cm">
              <text:p/>
            </draw:line>
            <draw:line draw:style-name="gr2" draw:text-style-name="P3" draw:layer="layout" svg:x1="12.129cm" svg:y1="20.549cm" svg:x2="12.264cm" svg:y2="20.316cm">
              <text:p/>
            </draw:line>
            <draw:line draw:style-name="gr2" draw:text-style-name="P3" draw:layer="layout" svg:x1="12.264cm" svg:y1="20.316cm" svg:x2="12.405cm" svg:y2="20.553cm">
              <text:p/>
            </draw:line>
          </draw:g>
          <draw:g>
            <draw:line draw:style-name="gr2" draw:text-style-name="P3" draw:layer="layout" svg:x1="12.681cm" svg:y1="20.556cm" svg:x2="12.546cm" svg:y2="20.797cm">
              <text:p/>
            </draw:line>
            <draw:line draw:style-name="gr2" draw:text-style-name="P3" draw:layer="layout" svg:x1="12.412cm" svg:y1="21.038cm" svg:x2="12.277cm" svg:y2="21.279cm">
              <text:p/>
            </draw:line>
            <draw:line draw:style-name="gr2" draw:text-style-name="P3" draw:layer="layout" svg:x1="12.546cm" svg:y1="20.797cm" svg:x2="12.681cm" svg:y2="21.038cm">
              <text:p/>
            </draw:line>
            <draw:line draw:style-name="gr2" draw:text-style-name="P3" draw:layer="layout" svg:x1="12.68cm" svg:y1="21.038cm" svg:x2="12.411cm" svg:y2="21.038cm">
              <text:p/>
            </draw:line>
          </draw:g>
          <draw:g>
            <draw:line draw:style-name="gr2" draw:text-style-name="P3" draw:layer="layout" svg:x1="12.277cm" svg:y1="21.278cm" svg:x2="12.418cm" svg:y2="21.522cm">
              <text:p/>
            </draw:line>
            <draw:line draw:style-name="gr2" draw:text-style-name="P3" draw:layer="layout" svg:x1="12.559cm" svg:y1="21.767cm" svg:x2="12.7cm" svg:y2="22.011cm">
              <text:p/>
            </draw:line>
            <draw:line draw:style-name="gr2" draw:text-style-name="P3" draw:layer="layout" svg:x1="12.418cm" svg:y1="21.523cm" svg:x2="12.688cm" svg:y2="21.53cm">
              <text:p/>
            </draw:line>
            <draw:line draw:style-name="gr2" draw:text-style-name="P3" draw:layer="layout" svg:x1="12.687cm" svg:y1="21.53cm" svg:x2="12.559cm" svg:y2="21.767cm">
              <text:p/>
            </draw:line>
          </draw:g>
        </draw:g>
        <draw:g xml:id="id54" draw:id="id54">
          <draw:g>
            <draw:line draw:style-name="gr2" draw:text-style-name="P3" draw:layer="layout" svg:x1="12.7cm" svg:y1="22.013cm" svg:x2="12.982cm" svg:y2="22.013cm">
              <text:p/>
            </draw:line>
            <draw:line draw:style-name="gr2" draw:text-style-name="P3" draw:layer="layout" svg:x1="13.264cm" svg:y1="22.013cm" svg:x2="13.546cm" svg:y2="22.013cm">
              <text:p/>
            </draw:line>
            <draw:line draw:style-name="gr2" draw:text-style-name="P3" draw:layer="layout" svg:x1="12.982cm" svg:y1="22.013cm" svg:x2="13.123cm" svg:y2="21.783cm">
              <text:p/>
            </draw:line>
            <draw:line draw:style-name="gr2" draw:text-style-name="P3" draw:layer="layout" svg:x1="13.123cm" svg:y1="21.783cm" svg:x2="13.264cm" svg:y2="22.013cm">
              <text:p/>
            </draw:line>
          </draw:g>
          <draw:g>
            <draw:line draw:style-name="gr2" draw:text-style-name="P3" draw:layer="layout" svg:x1="13.547cm" svg:y1="22.013cm" svg:x2="13.688cm" svg:y2="21.776cm">
              <text:p/>
            </draw:line>
            <draw:line draw:style-name="gr2" draw:text-style-name="P3" draw:layer="layout" svg:x1="13.829cm" svg:y1="21.539cm" svg:x2="13.97cm" svg:y2="21.302cm">
              <text:p/>
            </draw:line>
            <draw:line draw:style-name="gr2" draw:text-style-name="P3" draw:layer="layout" svg:x1="13.688cm" svg:y1="21.775cm" svg:x2="13.553cm" svg:y2="21.542cm">
              <text:p/>
            </draw:line>
            <draw:line draw:style-name="gr2" draw:text-style-name="P3" draw:layer="layout" svg:x1="13.553cm" svg:y1="21.543cm" svg:x2="13.829cm" svg:y2="21.539cm">
              <text:p/>
            </draw:line>
          </draw:g>
          <draw:g>
            <draw:line draw:style-name="gr2" draw:text-style-name="P3" draw:layer="layout" svg:x1="13.97cm" svg:y1="21.302cm" svg:x2="14.111cm" svg:y2="21.539cm">
              <text:p/>
            </draw:line>
            <draw:line draw:style-name="gr2" draw:text-style-name="P3" draw:layer="layout" svg:x1="14.252cm" svg:y1="21.776cm" svg:x2="14.393cm" svg:y2="22.013cm">
              <text:p/>
            </draw:line>
            <draw:line draw:style-name="gr2" draw:text-style-name="P3" draw:layer="layout" svg:x1="14.111cm" svg:y1="21.539cm" svg:x2="14.387cm" svg:y2="21.543cm">
              <text:p/>
            </draw:line>
            <draw:line draw:style-name="gr2" draw:text-style-name="P3" draw:layer="layout" svg:x1="14.387cm" svg:y1="21.543cm" svg:x2="14.252cm" svg:y2="21.776cm">
              <text:p/>
            </draw:line>
          </draw:g>
          <draw:g>
            <draw:line draw:style-name="gr2" draw:text-style-name="P3" draw:layer="layout" svg:x1="14.393cm" svg:y1="22.013cm" svg:x2="14.675cm" svg:y2="22.013cm">
              <text:p/>
            </draw:line>
            <draw:line draw:style-name="gr2" draw:text-style-name="P3" draw:layer="layout" svg:x1="14.958cm" svg:y1="22.013cm" svg:x2="15.24cm" svg:y2="22.013cm">
              <text:p/>
            </draw:line>
            <draw:line draw:style-name="gr2" draw:text-style-name="P3" draw:layer="layout" svg:x1="14.676cm" svg:y1="22.013cm" svg:x2="14.817cm" svg:y2="21.783cm">
              <text:p/>
            </draw:line>
            <draw:line draw:style-name="gr2" draw:text-style-name="P3" draw:layer="layout" svg:x1="14.817cm" svg:y1="21.783cm" svg:x2="14.958cm" svg:y2="22.013cm">
              <text:p/>
            </draw:line>
          </draw:g>
        </draw:g>
        <draw:connector draw:style-name="gr5" draw:text-style-name="P6" xml:id="id36" draw:id="id36" draw:layer="layout" draw:type="line" svg:x1="8.017cm" svg:y1="8.339cm" svg:x2="8.763cm" svg:y2="11.684cm" draw:start-shape="id1" draw:start-glue-point="7" draw:end-shape="id2" draw:end-glue-point="4" svg:d="M8017 8339l746 3345" svg:viewBox="0 0 747 3346">
          <text:p text:style-name="P5"><text:span text:style-name="T2">1/3 <text:s text:c="6"/></text:span></text:p>
        </draw:connector>
        <draw:custom-shape draw:style-name="gr6" draw:text-style-name="P7" xml:id="id1" draw:id="id1" draw:layer="layout" svg:width="9.652cm" svg:height="2.032cm" svg:x="6.60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2" draw:id="id2" draw:layer="layout" svg:width="2.794cm" svg:height="1.27cm" svg:x="7.366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xml:id="id40" draw:id="id40" draw:layer="layout" svg:width="2.102cm" svg:height="0.806cm" svg:x="9.906cm" svg:y="12.446cm">
          <draw:text-box>
            <text:p><text:span text:style-name="T2">4 times</text:span></text:p>
          </draw:text-box>
        </draw:frame>
        <draw:custom-shape draw:style-name="gr9" draw:text-style-name="P7" xml:id="id3" draw:id="id3" draw:layer="layout" svg:width="9.652cm" svg:height="4.064cm" svg:x="6.60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4" draw:id="id4" draw:layer="layout" svg:width="2.794cm" svg:height="1.524cm" svg:x="7.388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9" xml:id="id44" draw:id="id44" draw:layer="layout" draw:type="line" svg:x1="8.017cm" svg:y1="13.375cm" svg:x2="8.785cm" svg:y2="16.256cm" draw:start-shape="id3" draw:start-glue-point="7" draw:end-shape="id4" draw:end-glue-point="4" svg:d="M8017 13375l768 2881" svg:viewBox="0 0 769 2882">
          <text:p text:style-name="P5"><text:span text:style-name="T3">1/3 <text:s text:c="6"/></text:span></text:p>
        </draw:connector>
        <draw:frame draw:style-name="gr8" draw:text-style-name="P10" draw:layer="layout" svg:width="2.102cm" svg:height="0.806cm" svg:x="10.09cm" svg:y="17.482cm">
          <draw:text-box>
            <text:p xml:id="id48" text:id="id48"><text:span text:style-name="T3">4 times</text:span></text:p>
          </draw:text-box>
        </draw:frame>
        <draw:custom-shape draw:style-name="gr12" draw:text-style-name="P7" xml:id="id5" draw:id="id5" draw:layer="layout" svg:width="9.652cm" svg:height="4.064cm" svg:x="6.604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6" draw:id="id6" draw:layer="layout" svg:width="2.794cm" svg:height="1.524cm" svg:x="7.366cm" svg:y="21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1" xml:id="id51" draw:id="id51" draw:layer="layout" draw:type="line" svg:x1="8.017cm" svg:y1="18.201cm" svg:x2="8.763cm" svg:y2="21.082cm" draw:start-shape="id5" draw:start-glue-point="7" draw:end-shape="id6" draw:end-glue-point="4" svg:d="M8017 18201l746 2881" svg:viewBox="0 0 747 2882">
          <text:p text:style-name="P5"><text:span text:style-name="T4">1/3 <text:s text:c="6"/></text:span></text:p>
        </draw:connector>
        <draw:frame draw:style-name="gr8" draw:text-style-name="P12" xml:id="id55" draw:id="id55" draw:layer="layout" svg:width="2.102cm" svg:height="0.806cm" svg:x="10.16cm" svg:y="22.098cm">
          <draw:text-box>
            <text:p><text:span text:style-name="T4">4 times</text:span></text:p>
          </draw:text-box>
        </draw:frame>
        <draw:frame draw:style-name="gr15" draw:text-style-name="P8" draw:layer="layout" svg:width="0.777cm" svg:height="0.806cm" svg:x="8.382cm" svg:y="11.64cm">
          <draw:text-box>
            <text:p xml:id="id41" text:id="id41"><text:span text:style-name="T2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7" draw:text-style-name="P15" xml:id="id7" draw:id="id7" draw:layer="layout" svg:width="1.7cm" svg:height="0.962cm" svg:x="9.222cm" svg:y="3.81cm">
          <draw:text-box>
            <text:p text:style-name="P14">S(2)</text:p>
          </draw:text-box>
        </draw:frame>
        <draw:frame draw:style-name="gr17" draw:text-style-name="P15" xml:id="id8" draw:id="id8" draw:layer="layout" svg:width="1.7cm" svg:height="0.962cm" svg:x="3.013cm" svg:y="6.658cm">
          <draw:text-box>
            <text:p text:style-name="P14">S(1)</text:p>
          </draw:text-box>
        </draw:frame>
        <draw:connector draw:style-name="gr18" draw:text-style-name="P3" draw:layer="layout" draw:type="line" svg:x1="10.072cm" svg:y1="4.772cm" svg:x2="3.863cm" svg:y2="6.658cm" draw:start-shape="id7" draw:start-glue-point="2" draw:end-shape="id8" draw:end-glue-point="0" svg:d="M10072 4772l-6209 1886" svg:viewBox="0 0 6210 1887">
          <text:p/>
        </draw:connector>
        <draw:connector draw:style-name="gr18" draw:text-style-name="P3" draw:layer="layout" draw:type="line" svg:x1="10.072cm" svg:y1="4.772cm" svg:x2="8.759cm" svg:y2="6.912cm" draw:start-shape="id7" draw:start-glue-point="2" draw:end-shape="id9" draw:end-glue-point="0" svg:d="M10072 4772l-1313 2140" svg:viewBox="0 0 1314 2141">
          <text:p/>
        </draw:connector>
        <draw:connector draw:style-name="gr18" draw:text-style-name="P3" draw:layer="layout" draw:type="line" svg:x1="10.072cm" svg:y1="4.772cm" svg:x2="13.55cm" svg:y2="6.912cm" draw:start-shape="id7" draw:start-glue-point="2" draw:end-shape="id10" draw:end-glue-point="0" svg:d="M10072 4772l3478 2140" svg:viewBox="0 0 3479 2141">
          <text:p/>
        </draw:connector>
        <draw:connector draw:style-name="gr18" draw:text-style-name="P3" draw:layer="layout" draw:type="line" svg:x1="10.072cm" svg:y1="4.772cm" svg:x2="18.509cm" svg:y2="6.858cm" draw:start-shape="id7" draw:start-glue-point="2" draw:end-shape="id11" draw:end-glue-point="0" svg:d="M10072 4772l8437 2086" svg:viewBox="0 0 8438 2087">
          <text:p/>
        </draw:connector>
        <draw:frame draw:style-name="gr19" draw:text-style-name="P17" xml:id="id12" draw:id="id12" draw:layer="layout" svg:width="1.438cm" svg:height="0.806cm" svg:x="0.297cm" svg:y="9.96cm">
          <draw:text-box>
            <text:p text:style-name="P16"><text:span text:style-name="T5">S(0)</text:span></text:p>
          </draw:text-box>
        </draw:frame>
        <draw:frame draw:style-name="gr19" draw:text-style-name="P17" xml:id="id13" draw:id="id13" draw:layer="layout" svg:width="1.438cm" svg:height="0.806cm" svg:x="1.575cm" svg:y="9.96cm">
          <draw:text-box>
            <text:p text:style-name="P16"><text:span text:style-name="T5">S(0)</text:span></text:p>
          </draw:text-box>
        </draw:frame>
        <draw:frame draw:style-name="gr19" draw:text-style-name="P17" xml:id="id14" draw:id="id14" draw:layer="layout" svg:width="1.438cm" svg:height="0.806cm" svg:x="2.845cm" svg:y="9.96cm">
          <draw:text-box>
            <text:p text:style-name="P16"><text:span text:style-name="T5">S(0)</text:span></text:p>
          </draw:text-box>
        </draw:frame>
        <draw:frame draw:style-name="gr19" draw:text-style-name="P17" xml:id="id15" draw:id="id15" draw:layer="layout" svg:width="1.438cm" svg:height="0.806cm" svg:x="4.15cm" svg:y="9.96cm">
          <draw:text-box>
            <text:p text:style-name="P16"><text:span text:style-name="T5">S(0)</text:span></text:p>
          </draw:text-box>
        </draw:frame>
        <draw:connector draw:style-name="gr18" draw:text-style-name="P3" draw:layer="layout" draw:type="line" svg:x1="3.863cm" svg:y1="7.62cm" svg:x2="1.016cm" svg:y2="9.96cm" draw:start-shape="id8" draw:start-glue-point="2" draw:end-shape="id12" draw:end-glue-point="0" svg:d="M3863 7620l-2847 2340" svg:viewBox="0 0 2848 2341">
          <text:p/>
        </draw:connector>
        <draw:connector draw:style-name="gr18" draw:text-style-name="P3" draw:layer="layout" draw:type="line" svg:x1="3.863cm" svg:y1="7.62cm" svg:x2="2.294cm" svg:y2="9.96cm" draw:start-shape="id8" draw:start-glue-point="2" draw:end-shape="id13" draw:end-glue-point="0" svg:d="M3863 7620l-1569 2340" svg:viewBox="0 0 1570 2341">
          <text:p/>
        </draw:connector>
        <draw:connector draw:style-name="gr18" draw:text-style-name="P3" draw:layer="layout" draw:type="line" svg:x1="3.863cm" svg:y1="7.62cm" svg:x2="3.564cm" svg:y2="9.96cm" draw:start-shape="id8" draw:start-glue-point="2" draw:end-shape="id14" draw:end-glue-point="0" svg:d="M3863 7620l-299 2340" svg:viewBox="0 0 300 2341">
          <text:p/>
        </draw:connector>
        <draw:connector draw:style-name="gr18" draw:text-style-name="P3" draw:layer="layout" draw:type="line" svg:x1="3.863cm" svg:y1="7.62cm" svg:x2="4.869cm" svg:y2="9.96cm" draw:start-shape="id8" draw:start-glue-point="2" draw:end-shape="id15" draw:end-glue-point="0" svg:d="M3863 7620l1006 2340" svg:viewBox="0 0 1007 2341">
          <text:p/>
        </draw:connector>
        <draw:frame draw:style-name="gr17" draw:text-style-name="P15" xml:id="id9" draw:id="id9" draw:layer="layout" svg:width="1.7cm" svg:height="0.962cm" svg:x="7.909cm" svg:y="6.912cm">
          <draw:text-box>
            <text:p text:style-name="P14">S(1)</text:p>
          </draw:text-box>
        </draw:frame>
        <draw:frame draw:style-name="gr19" draw:text-style-name="P17" xml:id="id16" draw:id="id16" draw:layer="layout" svg:width="1.438cm" svg:height="0.806cm" svg:x="5.623cm" svg:y="9.96cm">
          <draw:text-box>
            <text:p text:style-name="P16"><text:span text:style-name="T5">S(0)</text:span></text:p>
          </draw:text-box>
        </draw:frame>
        <draw:frame draw:style-name="gr19" draw:text-style-name="P17" xml:id="id17" draw:id="id17" draw:layer="layout" svg:width="1.438cm" svg:height="0.806cm" svg:x="6.901cm" svg:y="9.96cm">
          <draw:text-box>
            <text:p text:style-name="P16"><text:span text:style-name="T5">S(0)</text:span></text:p>
          </draw:text-box>
        </draw:frame>
        <draw:frame draw:style-name="gr19" draw:text-style-name="P17" xml:id="id18" draw:id="id18" draw:layer="layout" svg:width="1.438cm" svg:height="0.806cm" svg:x="8.171cm" svg:y="9.96cm">
          <draw:text-box>
            <text:p text:style-name="P16"><text:span text:style-name="T5">S(0)</text:span></text:p>
          </draw:text-box>
        </draw:frame>
        <draw:frame draw:style-name="gr19" draw:text-style-name="P17" xml:id="id19" draw:id="id19" draw:layer="layout" svg:width="1.438cm" svg:height="0.806cm" svg:x="9.484cm" svg:y="9.96cm">
          <draw:text-box>
            <text:p text:style-name="P16"><text:span text:style-name="T5">S(0)</text:span></text:p>
          </draw:text-box>
        </draw:frame>
        <draw:connector draw:style-name="gr18" draw:text-style-name="P3" draw:layer="layout" draw:type="line" svg:x1="8.759cm" svg:y1="7.874cm" svg:x2="6.342cm" svg:y2="9.96cm" draw:start-shape="id9" draw:start-glue-point="2" draw:end-shape="id16" draw:end-glue-point="0" svg:d="M8759 7874l-2417 2086" svg:viewBox="0 0 2418 2087">
          <text:p/>
        </draw:connector>
        <draw:connector draw:style-name="gr18" draw:text-style-name="P3" draw:layer="layout" draw:type="line" svg:x1="8.759cm" svg:y1="7.874cm" svg:x2="7.62cm" svg:y2="9.96cm" draw:start-shape="id9" draw:start-glue-point="2" draw:end-shape="id17" draw:end-glue-point="0" svg:d="M8759 7874l-1139 2086" svg:viewBox="0 0 1140 2087">
          <text:p/>
        </draw:connector>
        <draw:connector draw:style-name="gr18" draw:text-style-name="P3" draw:layer="layout" draw:type="line" svg:x1="8.759cm" svg:y1="7.874cm" svg:x2="8.89cm" svg:y2="9.96cm" draw:start-shape="id9" draw:start-glue-point="2" draw:end-shape="id18" draw:end-glue-point="0" svg:d="M8759 7874l131 2086" svg:viewBox="0 0 132 2087">
          <text:p/>
        </draw:connector>
        <draw:connector draw:style-name="gr18" draw:text-style-name="P3" draw:layer="layout" draw:type="line" svg:x1="8.759cm" svg:y1="7.874cm" svg:x2="10.203cm" svg:y2="9.96cm" draw:start-shape="id9" draw:start-glue-point="2" draw:end-shape="id19" draw:end-glue-point="0" svg:d="M8759 7874l1444 2086" svg:viewBox="0 0 1445 2087">
          <text:p/>
        </draw:connector>
        <draw:frame draw:style-name="gr17" draw:text-style-name="P15" xml:id="id10" draw:id="id10" draw:layer="layout" svg:width="1.7cm" svg:height="0.962cm" svg:x="12.7cm" svg:y="6.912cm">
          <draw:text-box>
            <text:p text:style-name="P14">S(1)</text:p>
          </draw:text-box>
        </draw:frame>
        <draw:frame draw:style-name="gr20" draw:text-style-name="P17" xml:id="id20" draw:id="id20" draw:layer="layout" svg:width="1.438cm" svg:height="0.806cm" svg:x="10.668cm" svg:y="9.96cm">
          <draw:text-box>
            <text:p text:style-name="P16"><text:span text:style-name="T5">S(0)</text:span></text:p>
          </draw:text-box>
        </draw:frame>
        <draw:frame draw:style-name="gr21" draw:text-style-name="P17" xml:id="id21" draw:id="id21" draw:layer="layout" svg:width="1.438cm" svg:height="0.806cm" svg:x="11.946cm" svg:y="9.96cm">
          <draw:text-box>
            <text:p text:style-name="P16"><text:span text:style-name="T5">S(0)</text:span></text:p>
          </draw:text-box>
        </draw:frame>
        <draw:frame draw:style-name="gr21" draw:text-style-name="P17" xml:id="id22" draw:id="id22" draw:layer="layout" svg:width="1.438cm" svg:height="0.806cm" svg:x="13.216cm" svg:y="9.96cm">
          <draw:text-box>
            <text:p text:style-name="P16"><text:span text:style-name="T5">S(0)</text:span></text:p>
          </draw:text-box>
        </draw:frame>
        <draw:frame draw:style-name="gr20" draw:text-style-name="P17" xml:id="id23" draw:id="id23" draw:layer="layout" svg:width="1.438cm" svg:height="0.806cm" svg:x="14.31cm" svg:y="9.96cm">
          <draw:text-box>
            <text:p text:style-name="P16"><text:span text:style-name="T5">S(0)</text:span></text:p>
          </draw:text-box>
        </draw:frame>
        <draw:connector draw:style-name="gr18" draw:text-style-name="P3" draw:layer="layout" draw:type="line" svg:x1="13.55cm" svg:y1="7.874cm" svg:x2="11.387cm" svg:y2="9.96cm" draw:start-shape="id10" draw:start-glue-point="2" draw:end-shape="id20" draw:end-glue-point="0" svg:d="M13550 7874l-2163 2086" svg:viewBox="0 0 2164 2087">
          <text:p/>
        </draw:connector>
        <draw:connector draw:style-name="gr18" draw:text-style-name="P3" draw:layer="layout" draw:type="line" svg:x1="13.55cm" svg:y1="7.874cm" svg:x2="12.665cm" svg:y2="9.96cm" draw:start-shape="id10" draw:start-glue-point="2" draw:end-shape="id21" draw:end-glue-point="0" svg:d="M13550 7874l-885 2086" svg:viewBox="0 0 886 2087">
          <text:p/>
        </draw:connector>
        <draw:connector draw:style-name="gr18" draw:text-style-name="P3" draw:layer="layout" draw:type="line" svg:x1="13.55cm" svg:y1="7.874cm" svg:x2="13.935cm" svg:y2="9.96cm" draw:start-shape="id10" draw:start-glue-point="2" draw:end-shape="id22" draw:end-glue-point="0" svg:d="M13550 7874l385 2086" svg:viewBox="0 0 386 2087">
          <text:p/>
        </draw:connector>
        <draw:connector draw:style-name="gr18" draw:text-style-name="P3" draw:layer="layout" draw:type="line" svg:x1="13.55cm" svg:y1="7.874cm" svg:x2="15.029cm" svg:y2="9.96cm" draw:start-shape="id10" draw:start-glue-point="2" draw:end-shape="id23" draw:end-glue-point="0" svg:d="M13550 7874l1479 2086" svg:viewBox="0 0 1480 2087">
          <text:p/>
        </draw:connector>
        <draw:frame draw:style-name="gr17" draw:text-style-name="P15" xml:id="id11" draw:id="id11" draw:layer="layout" svg:width="1.7cm" svg:height="0.962cm" svg:x="17.659cm" svg:y="6.858cm">
          <draw:text-box>
            <text:p text:style-name="P14">S(1)</text:p>
          </draw:text-box>
        </draw:frame>
        <draw:frame draw:style-name="gr19" draw:text-style-name="P17" xml:id="id24" draw:id="id24" draw:layer="layout" svg:width="1.438cm" svg:height="0.806cm" svg:x="15.748cm" svg:y="9.906cm">
          <draw:text-box>
            <text:p text:style-name="P16"><text:span text:style-name="T5">S(0)</text:span></text:p>
          </draw:text-box>
        </draw:frame>
        <draw:frame draw:style-name="gr19" draw:text-style-name="P17" xml:id="id25" draw:id="id25" draw:layer="layout" svg:width="1.438cm" svg:height="0.806cm" svg:x="16.94cm" svg:y="9.906cm">
          <draw:text-box>
            <text:p text:style-name="P16"><text:span text:style-name="T5">S(0)</text:span></text:p>
          </draw:text-box>
        </draw:frame>
        <draw:frame draw:style-name="gr19" draw:text-style-name="P17" xml:id="id26" draw:id="id26" draw:layer="layout" svg:width="1.438cm" svg:height="0.806cm" svg:x="18.21cm" svg:y="9.906cm">
          <draw:text-box>
            <text:p text:style-name="P16"><text:span text:style-name="T5">S(0)</text:span></text:p>
          </draw:text-box>
        </draw:frame>
        <draw:frame draw:style-name="gr19" draw:text-style-name="P17" xml:id="id27" draw:id="id27" draw:layer="layout" svg:width="1.438cm" svg:height="0.806cm" svg:x="19.48cm" svg:y="9.906cm">
          <draw:text-box>
            <text:p text:style-name="P16"><text:span text:style-name="T5">S(0)</text:span></text:p>
          </draw:text-box>
        </draw:frame>
        <draw:connector draw:style-name="gr18" draw:text-style-name="P3" draw:layer="layout" draw:type="line" svg:x1="18.509cm" svg:y1="7.82cm" svg:x2="16.467cm" svg:y2="9.906cm" draw:start-shape="id11" draw:start-glue-point="2" draw:end-shape="id24" draw:end-glue-point="0" svg:d="M18509 7820l-2042 2086" svg:viewBox="0 0 2043 2087">
          <text:p/>
        </draw:connector>
        <draw:connector draw:style-name="gr18" draw:text-style-name="P3" draw:layer="layout" draw:type="line" svg:x1="18.509cm" svg:y1="7.82cm" svg:x2="17.659cm" svg:y2="9.906cm" draw:start-shape="id11" draw:start-glue-point="2" draw:end-shape="id25" draw:end-glue-point="0" svg:d="M18509 7820l-850 2086" svg:viewBox="0 0 851 2087">
          <text:p/>
        </draw:connector>
        <draw:connector draw:style-name="gr18" draw:text-style-name="P3" draw:layer="layout" draw:type="line" svg:x1="18.509cm" svg:y1="7.82cm" svg:x2="18.929cm" svg:y2="9.906cm" draw:start-shape="id11" draw:start-glue-point="2" draw:end-shape="id26" draw:end-glue-point="0" svg:d="M18509 7820l420 2086" svg:viewBox="0 0 421 2087">
          <text:p/>
        </draw:connector>
        <draw:connector draw:style-name="gr18" draw:text-style-name="P3" draw:layer="layout" draw:type="line" svg:x1="18.509cm" svg:y1="7.82cm" svg:x2="20.199cm" svg:y2="9.906cm" draw:start-shape="id11" draw:start-glue-point="2" draw:end-shape="id27" draw:end-glue-point="0" svg:d="M18509 7820l1690 2086" svg:viewBox="0 0 1691 2087">
          <text:p/>
        </draw:connector>
        <draw:frame draw:style-name="gr22" draw:text-style-name="P15" draw:layer="layout" svg:width="13.147cm" svg:height="1.673cm" svg:x="4.222cm" svg:y="13.313cm">
          <draw:text-box>
            <text:p text:style-name="P14">Total number of calls = #S(2) + #S(1) + #S(0)</text:p>
            <text:p text:style-name="P14"><text:tab/><text:tab/><text:tab/><text:tab/><text:tab/>= 1 + 4 + 16 = 21</text:p>
          </draw:text-box>
        </draw:frame>
        <presentation:notes draw:style-name="dp1">
          <office:forms form:automatic-focus="false" form:apply-design-mode="false"/>
          <draw:page-thumbnail draw:style-name="gr16" draw:layer="layout" svg:width="18.624cm" svg:height="10.476cm" svg:x="1.482cm" svg:y="2.123cm" draw:page-number="2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9.43cm" svg:height="2.189cm" svg:x="1.079cm" svg:y="1.113cm" presentation:class="title" presentation:user-transformed="true">
          <draw:text-box>
            <text:p><text:span text:style-name="T1">Squareflake Side</text:span></text:p>
          </draw:text-box>
        </draw:frame>
        <draw:frame draw:style-name="gr1" draw:text-style-name="P2" draw:layer="layout" svg:width="2.542cm" svg:height="0.962cm" svg:x="2.032cm" svg:y="7.112cm">
          <draw:text-box>
            <text:p>Level 0</text:p>
          </draw:text-box>
        </draw:frame>
        <draw:line draw:style-name="gr2" draw:text-style-name="P3" draw:layer="layout" svg:x1="7.62cm" svg:y1="7.62cm" svg:x2="15.24cm" svg:y2="7.62cm">
          <text:p/>
        </draw:line>
        <draw:frame draw:style-name="gr1" draw:text-style-name="P2" draw:layer="layout" svg:width="2.542cm" svg:height="0.962cm" svg:x="2.032cm" svg:y="11.738cm">
          <draw:text-box>
            <text:p>Level 1</text:p>
          </draw:text-box>
        </draw:frame>
        <draw:line draw:style-name="gr2" draw:text-style-name="P4" draw:layer="layout" svg:x1="7.62cm" svg:y1="12.36cm" svg:x2="10.16cm" svg:y2="12.36cm">
          <text:p/>
        </draw:line>
        <draw:line draw:style-name="gr2" draw:text-style-name="P4" draw:layer="layout" svg:x1="10.16cm" svg:y1="12.36cm" svg:x2="10.16cm" svg:y2="9.82cm">
          <text:p/>
        </draw:line>
        <draw:line draw:style-name="gr2" draw:text-style-name="P4" draw:layer="layout" svg:x1="10.16cm" svg:y1="9.82cm" svg:x2="12.7cm" svg:y2="9.82cm">
          <text:p/>
        </draw:line>
        <draw:line draw:style-name="gr2" draw:text-style-name="P4" draw:layer="layout" svg:x1="12.7cm" svg:y1="9.82cm" svg:x2="12.7cm" svg:y2="12.36cm">
          <text:p/>
        </draw:line>
        <draw:line draw:style-name="gr2" draw:text-style-name="P4" draw:layer="layout" svg:x1="12.7cm" svg:y1="12.36cm" svg:x2="15.24cm" svg:y2="12.36cm">
          <text:p/>
        </draw:line>
        <draw:frame draw:style-name="gr23" draw:text-style-name="P19" draw:layer="layout" svg:width="12.3cm" svg:height="3.409cm" svg:x="4.645cm" svg:y="15.748cm">
          <draw:text-box>
            <text:p text:style-name="P5"><text:span text:style-name="T6">The full Squareflake is a Squareflake Side</text:span></text:p>
            <text:p text:style-name="P5"><text:span text:style-name="T6">repeated 4 times at 90 degrees angle.</text:span></text:p>
            <text:p text:style-name="P5"><text:span text:style-name="T7"/></text:p>
            <text:p text:style-name="P5"><text:span text:style-name="T8">Now you do it!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9.43cm" svg:height="2.189cm" svg:x="1.079cm" svg:y="1.113cm" presentation:class="title" presentation:user-transformed="true">
          <draw:text-box>
            <text:p><text:span text:style-name="T1">Sierpinski’s Triangle</text:span></text:p>
          </draw:text-box>
        </draw:frame>
        <draw:frame draw:style-name="gr1" draw:text-style-name="P2" draw:layer="layout" svg:width="2.542cm" svg:height="0.962cm" svg:x="2.032cm" svg:y="7.112cm">
          <draw:text-box>
            <text:p xml:id="id56" text:id="id56">Level 0</text:p>
          </draw:text-box>
        </draw:frame>
        <draw:frame draw:style-name="gr1" draw:text-style-name="P2" draw:layer="layout" svg:width="2.542cm" svg:height="0.962cm" svg:x="2.03cm" svg:y="14.786cm">
          <draw:text-box>
            <text:p xml:id="id58" text:id="id58">Level 1</text:p>
          </draw:text-box>
        </draw:frame>
        <draw:frame draw:style-name="gr1" draw:text-style-name="P2" draw:layer="layout" svg:width="2.542cm" svg:height="0.962cm" svg:x="2.032cm" svg:y="22.098cm">
          <draw:text-box>
            <text:p xml:id="id67" text:id="id67">Level 2</text:p>
          </draw:text-box>
        </draw:frame>
        <draw:connector draw:style-name="gr5" draw:text-style-name="P6" xml:id="id59" draw:id="id59" draw:layer="layout" draw:type="line" svg:x1="8.017cm" svg:y1="8.468cm" svg:x2="8.648cm" svg:y2="13.474cm" draw:start-shape="id28" draw:start-glue-point="7" draw:end-shape="id29" draw:end-glue-point="5" svg:d="M8017 8468l631 5006" svg:viewBox="0 0 632 5007">
          <text:p text:style-name="P5"><text:span text:style-name="T2">1/2 <text:s text:c="6"/></text:span></text:p>
        </draw:connector>
        <draw:custom-shape draw:style-name="gr24" draw:text-style-name="P7" xml:id="id28" draw:id="id28" draw:layer="layout" svg:width="9.652cm" svg:height="6.35cm" svg:x="6.60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xml:id="id29" draw:id="id29" draw:layer="layout" svg:width="3.556cm" svg:height="3.556cm" svg:x="8.128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8" xml:id="id63" draw:id="id63" draw:layer="layout" svg:width="2.102cm" svg:height="0.806cm" svg:x="11.36cm" svg:y="15.748cm">
          <draw:text-box>
            <text:p><text:span text:style-name="T2">3 times</text:span></text:p>
          </draw:text-box>
        </draw:frame>
        <draw:custom-shape draw:style-name="gr27" draw:text-style-name="P7" xml:id="id30" draw:id="id30" draw:layer="layout" svg:width="9.652cm" svg:height="7.366cm" svg:x="6.604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xml:id="id31" draw:id="id31" draw:layer="layout" svg:width="3.556cm" svg:height="3.556cm" svg:x="8.128cm" svg:y="20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9" xml:id="id68" draw:id="id68" draw:layer="layout" draw:type="line" svg:x1="8.017cm" svg:y1="16.448cm" svg:x2="9.906cm" svg:y2="20.987cm" draw:start-shape="id30" draw:start-glue-point="7" draw:end-shape="id31" draw:end-glue-point="4" svg:d="M8017 16448l1889 4539" svg:viewBox="0 0 1890 4540">
          <text:p text:style-name="P5"><text:span text:style-name="T3">1/2 <text:s text:c="6"/></text:span></text:p>
        </draw:connector>
        <draw:frame draw:style-name="gr8" draw:text-style-name="P10" draw:layer="layout" svg:width="2.102cm" svg:height="0.806cm" svg:x="11.36cm" svg:y="23.832cm">
          <draw:text-box>
            <text:p xml:id="id70" text:id="id70"><text:span text:style-name="T3">3 times</text:span></text:p>
          </draw:text-box>
        </draw:frame>
        <draw:custom-shape draw:style-name="gr29" draw:text-style-name="P7" xml:id="id57" draw:id="id57" draw:layer="layout" svg:width="6.096cm" svg:height="5.207cm" svg:x="8.382cm" svg:y="3.1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7" xml:id="id60" draw:id="id60" draw:layer="layout" svg:width="3.048cm" svg:height="2.591cm" svg:x="8.382cm" svg:y="13.0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7" xml:id="id61" draw:id="id61" draw:layer="layout" svg:width="3.048cm" svg:height="2.591cm" svg:x="11.43cm" svg:y="13.0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7" xml:id="id62" draw:id="id62" draw:layer="layout" svg:width="3.048cm" svg:height="2.591cm" svg:x="9.906cm" svg:y="10.4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69" draw:id="id69">
          <draw:custom-shape draw:style-name="gr31" draw:text-style-name="P7" draw:layer="layout" svg:width="1.524cm" svg:height="1.295cm" svg:x="8.382cm" svg:y="22.28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1" draw:text-style-name="P7" draw:layer="layout" svg:width="1.524cm" svg:height="1.295cm" svg:x="9.906cm" svg:y="22.28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1" draw:text-style-name="P7" draw:layer="layout" svg:width="1.524cm" svg:height="1.296cm" svg:x="9.144cm" svg:y="20.98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71" draw:id="id71">
          <draw:custom-shape draw:style-name="gr31" draw:text-style-name="P7" draw:layer="layout" svg:width="1.524cm" svg:height="1.295cm" svg:x="11.43cm" svg:y="22.28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1" draw:text-style-name="P7" draw:layer="layout" svg:width="1.524cm" svg:height="1.295cm" svg:x="12.954cm" svg:y="22.28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1" draw:text-style-name="P7" draw:layer="layout" svg:width="1.524cm" svg:height="1.296cm" svg:x="12.192cm" svg:y="20.98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72" draw:id="id72">
          <draw:custom-shape draw:style-name="gr31" draw:text-style-name="P7" draw:layer="layout" svg:width="1.524cm" svg:height="1.295cm" svg:x="9.906cm" svg:y="19.69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1" draw:text-style-name="P7" draw:layer="layout" svg:width="1.524cm" svg:height="1.295cm" svg:x="11.43cm" svg:y="19.69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1" draw:text-style-name="P7" draw:layer="layout" svg:width="1.524cm" svg:height="1.296cm" svg:x="10.668cm" svg:y="18.39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6" draw:text-style-name="P8" xml:id="id64" draw:id="id64" draw:layer="layout" svg:width="0.832cm" svg:height="0.806cm" svg:x="9.582cm" svg:y="14.224cm">
          <draw:text-box>
            <text:p><text:span text:style-name="T2">1</text:span></text:p>
          </draw:text-box>
        </draw:frame>
        <draw:frame draw:style-name="gr26" draw:text-style-name="P8" xml:id="id65" draw:id="id65" draw:layer="layout" svg:width="0.832cm" svg:height="0.806cm" svg:x="12.63cm" svg:y="14.224cm">
          <draw:text-box>
            <text:p><text:span text:style-name="T2">2</text:span></text:p>
          </draw:text-box>
        </draw:frame>
        <draw:frame draw:style-name="gr26" draw:text-style-name="P8" xml:id="id66" draw:id="id66" draw:layer="layout" svg:width="0.832cm" svg:height="0.806cm" svg:x="11.106cm" svg:y="11.684cm">
          <draw:text-box>
            <text:p><text:span text:style-name="T2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16" draw:layer="layout" svg:width="18.624cm" svg:height="10.476cm" svg:x="1.482cm" svg:y="2.123cm" draw:page-number="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7cm" fo:margin-bottom="0cm" fo:text-indent="0cm"/>
      <style:text-properties fo:font-size="49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cm" fo:margin-bottom="0cm" fo:text-indent="0cm"/>
      <style:text-properties fo:font-size="42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4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0" draw:style-name="Mdp1">
      <office:forms form:automatic-focus="false" form:apply-design-mode="false"/>
      <draw:frame presentation:style-name="Default-title" draw:layer="backgroundobjects" svg:width="19.43cm" svg:height="4.664cm" svg:x="1.079cm" svg:y="1.113cm" presentation:class="title" presentation:placeholder="true">
        <draw:text-box/>
      </draw:frame>
      <draw:frame presentation:style-name="Default-outline1" draw:layer="backgroundobjects" svg:width="19.43cm" svg:height="16.204cm" svg:x="1.079cm" svg:y="6.536cm" presentation:class="outline" presentation:placeholder="true">
        <draw:text-box/>
      </draw:frame>
      <draw:frame presentation:style-name="Mpr1" draw:text-style-name="MP2" draw:layer="backgroundobjects" svg:width="5.03cm" svg:height="1.924cm" svg:x="1.079cm" svg:y="25.4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843cm" svg:height="1.924cm" svg:x="7.383cm" svg:y="25.45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03cm" svg:height="1.924cm" svg:x="15.479cm" svg:y="25.4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9T19:32:58.213890558</meta:creation-date>
    <dc:date>2020-03-30T22:21:51.416063288</dc:date>
    <meta:editing-duration>PT1H28M54S</meta:editing-duration>
    <meta:editing-cycles>18</meta:editing-cycles>
    <meta:generator>LibreOffice/6.3.5.2$Linux_X86_64 LibreOffice_project/30$Build-2</meta:generator>
    <meta:document-statistic meta:object-count="239"/>
  </office:meta>
</office:document-meta>
</file>